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erif" fo:font-size="12pt" officeooo:paragraph-rsid="00196c6a"/>
    </style:style>
    <style:style style:name="P2" style:family="paragraph" style:parent-style-name="Standard">
      <style:paragraph-properties fo:text-align="center" style:justify-single-word="false"/>
      <style:text-properties style:font-name="serif" fo:font-size="18pt" fo:font-weight="bold" officeooo:paragraph-rsid="00196c6a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serif" fo:font-size="14pt" officeooo:paragraph-rsid="00196c6a" style:font-size-asian="12.25pt" style:font-size-complex="14pt"/>
    </style:style>
    <style:style style:name="P4" style:family="paragraph" style:parent-style-name="Standard">
      <style:text-properties officeooo:paragraph-rsid="00124d62"/>
    </style:style>
    <style:style style:name="P5" style:family="paragraph" style:parent-style-name="Standard">
      <style:paragraph-properties fo:break-before="page"/>
      <style:text-properties officeooo:paragraph-rsid="00124d62"/>
    </style:style>
    <style:style style:name="P6" style:family="paragraph" style:parent-style-name="Text_20_body">
      <style:paragraph-properties fo:break-before="page"/>
      <style:text-properties officeooo:paragraph-rsid="0019fc8f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Heading_20_1">
      <style:paragraph-properties fo:break-before="page"/>
      <style:text-properties fo:font-size="14pt" officeooo:paragraph-rsid="0019fc8f" style:font-size-asian="12.25pt" style:font-size-complex="14pt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Footer">
      <style:paragraph-properties fo:text-align="center" style:justify-single-word="false"/>
    </style:style>
    <style:style style:name="T1" style:family="text">
      <style:text-properties style:font-name="serif" fo:font-size="12pt"/>
    </style:style>
    <style:style style:name="T2" style:family="text">
      <style:text-properties style:font-name="serif" fo:font-size="12pt" officeooo:rsid="00149479"/>
    </style:style>
    <style:style style:name="T3" style:family="text">
      <style:text-properties style:font-name="serif" fo:font-size="12pt" officeooo:rsid="0015ab0a"/>
    </style:style>
    <style:style style:name="T4" style:family="text">
      <style:text-properties style:font-name="serif" fo:font-size="12pt" officeooo:rsid="00176c46"/>
    </style:style>
    <style:style style:name="T5" style:family="text">
      <style:text-properties style:font-name="serif" officeooo:rsid="0019fc8f"/>
    </style:style>
    <style:style style:name="T6" style:family="text">
      <style:text-properties style:font-name="serif" fo:font-size="14pt" officeooo:rsid="0019fc8f" style:font-size-asian="12.25pt" style:font-size-complex="14pt"/>
    </style:style>
    <style:style style:name="T7" style:family="text">
      <style:text-properties officeooo:rsid="00176c46"/>
    </style:style>
    <style:style style:name="T8" style:family="text">
      <style:text-properties fo:font-size="20pt" officeooo:rsid="00176c46" style:font-size-asian="20pt" style:font-size-complex="20pt"/>
    </style:style>
    <style:style style:name="T9" style:family="text">
      <style:text-properties fo:font-size="20pt" fo:font-weight="bold" officeooo:rsid="00176c46" style:font-size-asian="20pt" style:font-weight-asian="bold" style:font-size-complex="20pt" style:font-weight-complex="bold"/>
    </style:style>
    <style:style style:name="T10" style:family="text">
      <style:text-properties fo:font-size="20pt" fo:font-weight="normal" officeooo:rsid="00196c6a" style:font-size-asian="20pt" style:font-weight-asian="normal" style:font-size-complex="20pt" style:font-weight-complex="normal"/>
    </style:style>
    <style:style style:name="T11" style:family="text">
      <style:text-properties officeooo:rsid="00196c6a"/>
    </style:style>
    <style:style style:name="T12" style:family="text">
      <style:text-properties fo:font-weight="normal" officeooo:rsid="00196c6a" style:font-weight-asian="normal" style:font-weight-complex="normal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<text:line-break/><text:line-break/><text:line-break/><text:line-break/><text:line-break/><text:line-break/><text:line-break/></text:span><text:span text:style-name="T8">LATVIJAS UNIVERSITĀTE<text:line-break/>DATORIKAS FAKULTĀTE<text:line-break/><text:line-break/><text:line-break/><text:line-break/></text:span><text:span text:style-name="T9">PIRMKODA STATISTIKĀS ANALĪZES AUTOMATIZĀCIJA<text:line-break/><text:line-break/><text:line-break/></text:span><text:span text:style-name="T10">BAKALAURA DARBS<text:line-break/></text:span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1"><text:span text:style-name="T10"/></text:p>
      <text:p text:style-name="P3"><text:span text:style-name="T12">Autors: Jānis Knets<text:line-break/>Studenta apliecības Nr.: jk07108<text:line-break/>Darba vadītājs: profesors Dr. Leo Seļāvo</text:span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3"><text:span text:style-name="T12"/></text:p>
      <text:p text:style-name="P2"><text:span text:style-name="T11">RĪGA 2013</text:span></text:p>
      <text:table-of-content text:style-name="Sect1" text:protected="true" text:name="Table of Contents1">
        <text:table-of-content-source text:outline-level="10">
          <text:index-title-template text:style-name="Contents_20_Heading">Satur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7">Saturs</text:p>
          </text:index-title>
          <text:p text:style-name="P9"><text:a xlink:type="simple" xlink:href="#__RefHeading__354_271081711" text:style-name="Index_20_Link" text:visited-style-name="Index_20_Link">Ievads<text:tab/>3</text:a></text:p>
        </text:index-body>
      </text:table-of-content>
      <text:p text:style-name="P4"><text:span text:style-name="T2"/></text:p>
      <text:h text:style-name="P8" text:outline-level="1"><text:bookmark-start text:name="__RefHeading__354_271081711"/><text:span text:style-name="T5">Ievads</text:span><text:bookmark-end text:name="__RefHeading__354_271081711"/></text:h>
      <text:p text:style-name="P6"><text:span text:style-name="T6"/></text:p>
      <text:p text:style-name="P5"><text:span text:style-name="T2"/></text:p>
      <text:p text:style-name="P4"><text:span text:style-name="T2"/></text:p>
      <text:p text:style-name="P4"><text:span text:style-name="T2">3.1.1. </text:span><text:span text:style-name="T1">titullapa;<text:line-break/>3.1.2. anot</text:span><text:span text:style-name="T3">ā</text:span><text:span text:style-name="T1">cija, atsl</text:span><text:span text:style-name="T3">ē</text:span><text:span text:style-name="T1">gv</text:span><text:span text:style-name="T3">ār</text:span><text:span text:style-name="T1">di;<text:line-break/>3.1.3. satura r</text:span><text:span text:style-name="T3">ā</text:span><text:span text:style-name="T1">d</text:span><text:span text:style-name="T3">ī</text:span><text:span text:style-name="T1">t</text:span><text:span text:style-name="T3">ā</text:span><text:span text:style-name="T1">js; <text:line-break/>3.1.4. apz</text:span><text:span text:style-name="T3">ī</text:span><text:span text:style-name="T1">m</text:span><text:span text:style-name="T3">ē</text:span><text:span text:style-name="T1">jumu saraksts;<text:line-break/>3.1.5. ievads;<text:line-break/><text:tab/></text:span><text:span text:style-name="T3">3.1.5.1. Pētamās problēmas vai izvirzītās hipotēzes<text:line-break/><text:tab/>3.1.5.2. Darba mēŗki un uzdevums<text:line-break/><text:tab/>3.1.5.3. Izmantotās pētniecības metodes<text:line-break/><text:tab/>3.1.5.4. Fakatoliģiskā materiāla avoti<text:line-break/><text:tab/>3.1.5.5. Darba struktūra<text:line-break/></text:span><text:span text:style-name="T1">3.1.6. noda</text:span><text:span text:style-name="T3">ļ</text:span><text:span text:style-name="T1">as ar apak</text:span><text:span text:style-name="T3">š</text:span><text:span text:style-name="T1">noda</text:span><text:span text:style-name="T3">ļā</text:span><text:span text:style-name="T1">m;<text:line-break/>3.1.7. rezult</text:span><text:span text:style-name="T3">ā</text:span><text:span text:style-name="T1">ti un diskusija;<text:line-break/></text:span><text:span text:style-name="T3"><text:tab/>3.1.7.1 Apraksta rezultātus<text:line-break/><text:tab/>3.1.7.2 Salīdzina rezultātus ar mērķiem<text:line-break/><text:tab/>3.1.7.3 Salīdzina rezultātus ar līdzīgiem mērķiem<text:line-break/><text:tab/>3.1.7.4 Diskusija nav vajadziga(?)<text:line-break/></text:span><text:span text:style-name="T1">3.1.8. secin</text:span><text:span text:style-name="T3">ā</text:span><text:span text:style-name="T1">jumi;<text:line-break/>3.1.9. pateic</text:span><text:span text:style-name="T3">ī</text:span><text:span text:style-name="T1">bas (pec darba autora izveles);<text:line-break/>3.1.10. izmantot</text:span><text:span text:style-name="T3">ā</text:span><text:span text:style-name="T1"> literat</text:span><text:span text:style-name="T3">ūr</text:span><text:span text:style-name="T1">a </text:span><text:span text:style-name="T3">un </text:span><text:span text:style-name="T1">avoti;<text:line-break/><text:tab/></text:span><text:span text:style-name="T3">3.1.10.1 Kaut ko vairāk nekā wiki!<text:line-break/></text:span><text:span text:style-name="T1">3.1.11. pielikumi; <text:line-break/>3.1.12. dokumen</text:span><text:span text:style-name="T3">tārā</text:span><text:span text:style-name="T1"> lapa<text:line-break/><text:tab/></text:span><text:span text:style-name="T3">3.1.12.1 </text:span><text:span text:style-name="T4">Darba nosaukums</text:span><text:span text:style-name="T3"><text:line-break/><text:tab/>3.1.12.2 </text:span><text:span text:style-name="T4">autora apliecinājums, ka tajā izmantoti tikai tajā norādītie informācijas avoti un ka darba elektroniska kopija atbilst drukai</text:span><text:span text:style-name="T3"><text:line-break/><text:tab/>3.1.12.3</text:span><text:span text:style-name="T4"> vadītāja atzinumi, vai darns or rekomendējams aizstavēšanai</text:span><text:span text:style-name="T3"><text:line-break/><text:tab/>3.1.12.4 </text:span><text:span text:style-name="T4">atbildīgas personas par darba saņemšanu</text:span><text:span text:style-name="T3"><text:line-break/><text:tab/>3.1.12.5 </text:span><text:span text:style-name="T4">recenzenta/-u dati</text:span><text:span text:style-name="T3"><text:line-break/><text:tab/>3.1.12.6 </text:span><text:span text:style-name="T4">noslēguma pārbaudījuma komisijas sēdes datumi un protokola nummur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" svg:font-family="monospace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variant="normal" fo:text-transform="none" fo:language="lv" fo:country="LV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12:45:23</meta:creation-date>
    <dc:date>2013-04-27T13:03:03</dc:date>
    <meta:editing-duration>PT2H52M10S</meta:editing-duration>
    <meta:editing-cycles>5</meta:editing-cycles>
    <meta:generator>LibreOffice/4.0.2.2$Linux_X86_64 LibreOffice_project/400m0$Build-2</meta:generator>
    <dc:creator>ubuntu </dc:creator>
    <meta:document-statistic meta:table-count="0" meta:image-count="0" meta:object-count="0" meta:page-count="5" meta:paragraph-count="8" meta:word-count="162" meta:character-count="1342" meta:non-whitespace-character-count="1157"/>
  </office:meta>
</office:document-meta>
</file>